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1fe97" officeooo:paragraph-rsid="0011fe97"/>
    </style:style>
    <style:style style:name="P2" style:family="paragraph" style:parent-style-name="Standard" style:list-style-name="L1">
      <style:text-properties officeooo:rsid="0011fe97" officeooo:paragraph-rsid="0011fe97"/>
    </style:style>
    <style:style style:name="T1" style:family="text">
      <style:text-properties officeooo:rsid="00122b28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folder contains 2 versions of the lecture slides. </text:p>
      <text:list xml:id="list8821573620863756456" text:style-name="L1">
        <text:list-item>
          <text:p text:style-name="P2">The one without '<text:span text:style-name="T1">lecture</text:span>' in the filename is for uploading to Moodle. That version has some questions for students to discuss, but not answers.</text:p>
        </text:list-item>
        <text:list-item>
          <text:p text:style-name="P2">The one with '<text:span text:style-name="T1">lecture</text:span>' in the filename is the one to bring to class and use during the lecture. That version contains the questions and answers.</text:p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 Klee</meta:initial-creator>
    <meta:creation-date>2017-02-25T13:59:56.070803000</meta:creation-date>
    <dc:date>2017-04-03T16:03:42.953158000</dc:date>
    <dc:creator>Tom Klee</dc:creator>
    <meta:editing-duration>PT4M4S</meta:editing-duration>
    <meta:editing-cycles>2</meta:editing-cycles>
    <meta:generator>LibreOffice/5.2.5.1$MacOSX_X86_64 LibreOffice_project/0312e1a284a7d50ca85a365c316c7abbf20a4d22</meta:generator>
    <meta:document-statistic meta:table-count="0" meta:image-count="0" meta:object-count="0" meta:page-count="1" meta:paragraph-count="3" meta:word-count="61" meta:character-count="346" meta:non-whitespace-character-count="289"/>
  </office:meta>
</office:document-meta>
</file>